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S.No.</text:p>
          </table:table-cell>
          <table:table-cell office:value-type="string" calcext:value-type="string">
            <text:p>Post office</text:p>
          </table:table-cell>
          <table:table-cell office:value-type="string" calcext:value-type="string">
            <text:p>Office type</text:p>
          </table:table-cell>
          <table:table-cell office:value-type="string" calcext:value-type="string">
            <text:p>Pin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pincode.india-server.com/postoffice/aims-ponekkara-682041/" xlink:type="simple">AIMS Ponekk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41/" xlink:type="simple">682041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pincode.india-server.com/postoffice/aimurikara-683544/" xlink:type="simple">Aimurik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4/" xlink:type="simple">683544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pincode.india-server.com/postoffice/airapuram-683541/" xlink:type="simple">Aira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1/" xlink:type="simple">683541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pincode.india-server.com/postoffice/airoopadam-686692/" xlink:type="simple">Airoopad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2/" xlink:type="simple">686692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pincode.india-server.com/postoffice/airoor-683579/" xlink:type="simple">Air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9/" xlink:type="simple">683579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pincode.india-server.com/postoffice/alangad-683511/" xlink:type="simple">Alang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1/" xlink:type="simple">683511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pincode.india-server.com/postoffice/alattuchira-683544/" xlink:type="simple">Alattuchi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4/" xlink:type="simple">683544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pincode.india-server.com/postoffice/allapra-683556/" xlink:type="simple">Allap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56/" xlink:type="simple">683556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pincode.india-server.com/postoffice/aluva-bazar-non-delivery-683101/" xlink:type="simple">Aluva Baza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01/" xlink:type="simple">683101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pincode.india-server.com/postoffice/aluva-683101/" xlink:type="simple">Aluva </text:a></text:p>
          </table:table-cell>
          <table:table-cell office:value-type="string" calcext:value-type="string">
            <text:p>H.O</text:p>
          </table:table-cell>
          <table:table-cell office:value-type="string" calcext:value-type="string">
            <text:p><text:a xlink:href="http://pincode.india-server.com/pincodes/683101/" xlink:type="simple">683101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pincode.india-server.com/postoffice/aluva-town-bus-stand-non-delivery-683101/" xlink:type="simple">Aluva Town Bus Stan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01/" xlink:type="simple">683101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pincode.india-server.com/postoffice/aluva-asokapuram-non-delivery-683101/" xlink:type="simple">Aluva-asoka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101/" xlink:type="simple">683101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pincode.india-server.com/postoffice/ambalamedu-682303/" xlink:type="simple">Ambalamedu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3/" xlink:type="simple">682303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pincode.india-server.com/postoffice/ambalamugal-682302/" xlink:type="simple">Ambalamugal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2/" xlink:type="simple">682302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pincode.india-server.com/postoffice/amballur-682315/" xlink:type="simple">Amballu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5/" xlink:type="simple">682315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pincode.india-server.com/postoffice/anappara-kalady-683581/" xlink:type="simple">Anappara-kalad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81/" xlink:type="simple">683581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pincode.india-server.com/postoffice/anchelpetty-686667/" xlink:type="simple">Anchelpett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7/" xlink:type="simple">686667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pincode.india-server.com/postoffice/andikkadavu-682008/" xlink:type="simple">Andikkadav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08/" xlink:type="simple">682008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pincode.india-server.com/postoffice/angamally-683572/" xlink:type="simple">Angamall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72/" xlink:type="simple">683572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pincode.india-server.com/postoffice/angamally-south-683573/" xlink:type="simple">Angamally South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73/" xlink:type="simple">683573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pincode.india-server.com/postoffice/arakunnam-682313/" xlink:type="simple">Arakunn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13/" xlink:type="simple">682313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pincode.india-server.com/postoffice/arakuzha-686672/" xlink:type="simple">Arakuzh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72/" xlink:type="simple">686672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pincode.india-server.com/postoffice/aruvappara-683545/" xlink:type="simple">Aruvapp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5/" xlink:type="simple">683545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pincode.india-server.com/postoffice/asamannoor-683549/" xlink:type="simple">Asamann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49/" xlink:type="simple">683549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pincode.india-server.com/postoffice/athani-ernakulam-683585/" xlink:type="simple">Athani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85/" xlink:type="simple">683585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pincode.india-server.com/postoffice/avoly-686670/" xlink:type="simple">Avo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0/" xlink:type="simple">686670</text:a>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pincode.india-server.com/postoffice/ayavana-686668/" xlink:type="simple">Ayavan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8/" xlink:type="simple">686668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pincode.india-server.com/postoffice/ayyampilly-682501/" xlink:type="simple">Ayyampill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01/" xlink:type="simple">682501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pincode.india-server.com/postoffice/ayyampuzha-683581/" xlink:type="simple">Ayyampuzh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81/" xlink:type="simple">683581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pincode.india-server.com/postoffice/azhakam-683577/" xlink:type="simple">Azhak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7/" xlink:type="simple">683577</text:a></text:p>
          </table:table-cell>
        </table:table-row>
        <table:table-row table:style-name="ro1">
          <table:table-cell table:style-name="ce2" table:number-columns-spanned="4" table:number-rows-spanned="1"/>
          <table:covered-table-cell table:number-columns-repeated="3" table:style-name="Default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pincode.india-server.com/postoffice/azheekal-682508/" xlink:type="simple">Azheekal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508/" xlink:type="simple">682508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pincode.india-server.com/postoffice/bhaktanandapuram-682308/" xlink:type="simple">Bhaktananda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8/" xlink:type="simple">682308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pincode.india-server.com/postoffice/bhoothathankettu-686681/" xlink:type="simple">Bhoothathankett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pincode.india-server.com/postoffice/binanipuram-683502/" xlink:type="simple">Binanipur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02/" xlink:type="simple">683502</text:a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pincode.india-server.com/postoffice/brahmapuram-682303/" xlink:type="simple">Brahma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3/" xlink:type="simple">682303</text:a>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pincode.india-server.com/postoffice/changampuzha-nagar-682033/" xlink:type="simple">Changampuzha Naga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3/" xlink:type="simple">682033</text:a>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pincode.india-server.com/postoffice/chathamattam-686671/" xlink:type="simple">Chathamatt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1/" xlink:type="simple">686671</text:a>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pincode.india-server.com/postoffice/chelad-junction-686681/" xlink:type="simple">Chelad Junction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pincode.india-server.com/postoffice/chellanam-682008/" xlink:type="simple">Chellan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08/" xlink:type="simple">682008</text:a>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pincode.india-server.com/postoffice/chendamangalam-683512/" xlink:type="simple">Chendamanga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2/" xlink:type="simple">683512</text:a>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pincode.india-server.com/postoffice/chengamanad-683578/" xlink:type="simple">Chengaman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78/" xlink:type="simple">683578</text:a>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pincode.india-server.com/postoffice/cherai-683514/" xlink:type="simple">Cherai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4/" xlink:type="simple">683514</text:a>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pincode.india-server.com/postoffice/cheranalloorpbr-683544/" xlink:type="simple">Cheranalloor(PBR)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4/" xlink:type="simple">683544</text:a>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pincode.india-server.com/postoffice/cheranallur-682034/" xlink:type="simple">Cheranallu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4/" xlink:type="simple">682034</text:a>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pincode.india-server.com/postoffice/cheruvattoor-686691/" xlink:type="simple">Cheruvatt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pincode.india-server.com/postoffice/chethicode-682315/" xlink:type="simple">Chethicod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5/" xlink:type="simple">682315</text:a>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pincode.india-server.com/postoffice/chittoor-ekm-682027/" xlink:type="simple">Chittoor-ek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7/" xlink:type="simple">682027</text:a>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pincode.india-server.com/postoffice/choondakuzhy-683546/" xlink:type="simple">Choondakuzh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6/" xlink:type="simple">683546</text:a>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pincode.india-server.com/postoffice/chottanikkara-682312/" xlink:type="simple">Chottanikk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12/" xlink:type="simple">682312</text:a>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pincode.india-server.com/postoffice/chowara-683571/" xlink:type="simple">Chow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71/" xlink:type="simple">683571</text:a>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pincode.india-server.com/postoffice/chully-683581/" xlink:type="simple">Chu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81/" xlink:type="simple">683581</text:a>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pincode.india-server.com/postoffice/cochin-special-economic-zone-682037/" xlink:type="simple">Cochin Special Economic Zone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7/" xlink:type="simple">682037</text:a>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pincode.india-server.com/postoffice/desom-683102/" xlink:type="simple">Deso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102/" xlink:type="simple">683102</text:a>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pincode.india-server.com/postoffice/edakkattuvayal-682313/" xlink:type="simple">Edakkattuvayal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3/" xlink:type="simple">682313</text:a>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pincode.india-server.com/postoffice/edakochi-682010/" xlink:type="simple">Edakochi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10/" xlink:type="simple">682010</text:a>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pincode.india-server.com/postoffice/edapally-north-682024/" xlink:type="simple">Edapally Nor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24/" xlink:type="simple">682024</text:a>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pincode.india-server.com/postoffice/edapally-682024/" xlink:type="simple">Edapall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4/" xlink:type="simple">682024</text:a>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pincode.india-server.com/postoffice/edathala-north-683561/" xlink:type="simple">Edathala Nor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61/" xlink:type="simple">683561</text:a>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pincode.india-server.com/postoffice/edathala-683561/" xlink:type="simple">Edathal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61/" xlink:type="simple">683561</text:a>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pincode.india-server.com/postoffice/edavanakad-682502/" xlink:type="simple">Edavanak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02/" xlink:type="simple">682502</text:a>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pincode.india-server.com/postoffice/edavoor-683544/" xlink:type="simple">Edav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4/" xlink:type="simple">683544</text:a>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pincode.india-server.com/postoffice/edayar-686662/" xlink:type="simple">Edaya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pincode.india-server.com/postoffice/elamakkara-682026/" xlink:type="simple">Elamakk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6/" xlink:type="simple">682026</text:a>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pincode.india-server.com/postoffice/elamkunnapuzha-682503/" xlink:type="simple">Elamkunnapuzh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03/" xlink:type="simple">682503</text:a>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pincode.india-server.com/postoffice/elanji-686665/" xlink:type="simple">Elanji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65/" xlink:type="simple">686665</text:a>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pincode.india-server.com/postoffice/elanthikara-683594/" xlink:type="simple">Elanthik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94/" xlink:type="simple">683594</text:a>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pincode.india-server.com/postoffice/elavoor-683572/" xlink:type="simple">Elav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2/" xlink:type="simple">683572</text:a>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pincode.india-server.com/postoffice/enanalloor-686673/" xlink:type="simple">Enanall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pincode.india-server.com/postoffice/ernakulam-college-682035/" xlink:type="simple">Ernakulam College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5/" xlink:type="simple">682035</text:a>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pincode.india-server.com/postoffice/ernakulam-682011/" xlink:type="simple">Ernakulam </text:a></text:p>
          </table:table-cell>
          <table:table-cell office:value-type="string" calcext:value-type="string">
            <text:p>H.O</text:p>
          </table:table-cell>
          <table:table-cell office:value-type="string" calcext:value-type="string">
            <text:p><text:a xlink:href="http://pincode.india-server.com/pincodes/682011/" xlink:type="simple">682011</text:a>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pincode.india-server.com/postoffice/ernakulam-high-court-non-delivery-682031/" xlink:type="simple">Ernakulam High Court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1/" xlink:type="simple">682031</text:a>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pincode.india-server.com/postoffice/ernakulam-hindi-prachar-sabha-non-delivery-682016/" xlink:type="simple">Ernakulam Hindi Prachar Sabh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16/" xlink:type="simple">682016</text:a>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pincode.india-server.com/postoffice/ernakulam-north-682018/" xlink:type="simple">Ernakulam North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18/" xlink:type="simple">682018</text:a>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pincode.india-server.com/postoffice/eroor-ernakulam-682306/" xlink:type="simple">Er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6/" xlink:type="simple">682306</text:a>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pincode.india-server.com/postoffice/eroor-south-non-delivery-682306/" xlink:type="simple">Eroor Sou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6/" xlink:type="simple">682306</text:a>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pincode.india-server.com/postoffice/eroor-west-682306/" xlink:type="simple">Eroor West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6/" xlink:type="simple">682306</text:a>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pincode.india-server.com/postoffice/erumathala-683112/" xlink:type="simple">Erumathal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12/" xlink:type="simple">683112</text:a>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pincode.india-server.com/postoffice/ezhakkaranad-682308/" xlink:type="simple">Ezhakkaran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8/" xlink:type="simple">682308</text:a>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pincode.india-server.com/postoffice/ezhakkaranadu-south-682308/" xlink:type="simple">Ezhakkaranadu Sou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8/" xlink:type="simple">682308</text:a>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pincode.india-server.com/postoffice/ezhattumugham-683577/" xlink:type="simple">Ezhattumugh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7/" xlink:type="simple">683577</text:a>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pincode.india-server.com/postoffice/ezhikkara-683513/" xlink:type="simple">Ezhikk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3/" xlink:type="simple">683513</text:a>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pincode.india-server.com/postoffice/gothuruthy-683516/" xlink:type="simple">Gothuruth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6/" xlink:type="simple">683516</text:a>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pincode.india-server.com/postoffice/hmt-colony-683503/" xlink:type="simple">Hmt Colon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03/" xlink:type="simple">683503</text:a>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pincode.india-server.com/postoffice/idamalayar-686681/" xlink:type="simple">Idamalaya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pincode.india-server.com/postoffice/illambakapalli-683544/" xlink:type="simple">Illambakapall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4/" xlink:type="simple">683544</text:a>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pincode.india-server.com/postoffice/inchathotty-686681/" xlink:type="simple">Inchathott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pincode.india-server.com/postoffice/infopark-kochi-682042/" xlink:type="simple">Infopark-Kochi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42/" xlink:type="simple">682042</text:a>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pincode.india-server.com/postoffice/iramalloor-686691/" xlink:type="simple">Iramall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pincode.india-server.com/postoffice/irimbanam-682309/" xlink:type="simple">Irimban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9/" xlink:type="simple">682309</text:a>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pincode.india-server.com/postoffice/iringole-683545/" xlink:type="simple">Iringol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5/" xlink:type="simple">683545</text:a>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pincode.india-server.com/postoffice/kadakkanad-682311/" xlink:type="simple">Kadakkan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1/" xlink:type="simple">682311</text:a>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pincode.india-server.com/postoffice/kadalikkad-686670/" xlink:type="simple">Kadalikk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0/" xlink:type="simple">686670</text:a>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pincode.india-server.com/postoffice/kadamakudi-682027/" xlink:type="simple">Kadamakud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27/" xlink:type="simple">682027</text:a>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pincode.india-server.com/postoffice/kadamattam-682311/" xlink:type="simple">Kadamatt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1/" xlink:type="simple">682311</text:a>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pincode.india-server.com/postoffice/kadavanthara-682020/" xlink:type="simple">Kadavanth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0/" xlink:type="simple">682020</text:a>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pincode.india-server.com/postoffice/kadavoor-686671/" xlink:type="simple">Kadav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1/" xlink:type="simple">686671</text:a>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://pincode.india-server.com/postoffice/kadayirippu-682311/" xlink:type="simple">Kadayiripp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1/" xlink:type="simple">682311</text:a>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pincode.india-server.com/postoffice/kadungamangalam-non-delivery-682305/" xlink:type="simple">Kadungamanga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5/" xlink:type="simple">682305</text:a>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pincode.india-server.com/postoffice/kaipatoor-682313/" xlink:type="simple">Kaipat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3/" xlink:type="simple">682313</text:a>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pincode.india-server.com/postoffice/kaitharam-683519/" xlink:type="simple">Kaithar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9/" xlink:type="simple">683519</text:a>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pincode.india-server.com/postoffice/kakkad-686664/" xlink:type="simple">Kakk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4/" xlink:type="simple">686664</text:a>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://pincode.india-server.com/postoffice/kakkanad-682030/" xlink:type="simple">Kakkan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0/" xlink:type="simple">682030</text:a>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://pincode.india-server.com/postoffice/kakkanad-west-682030/" xlink:type="simple">Kakkanad West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30/" xlink:type="simple">682030</text:a>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pincode.india-server.com/postoffice/kakkoor-686662/" xlink:type="simple">Kakk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://pincode.india-server.com/postoffice/kalady-plantation-683581/" xlink:type="simple">Kalady Plantation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81/" xlink:type="simple">683581</text:a>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pincode.india-server.com/postoffice/kalady-683574/" xlink:type="simple">Kalad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74/" xlink:type="simple">683574</text:a>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://pincode.india-server.com/postoffice/kalamassery-development-plot-683104/" xlink:type="simple">Kalamassery Development Plot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104/" xlink:type="simple">683104</text:a>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://pincode.india-server.com/postoffice/kalamassery-683104/" xlink:type="simple">Kalamasser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04/" xlink:type="simple">683104</text:a>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pincode.india-server.com/postoffice/kalampoor-686664/" xlink:type="simple">Kalamp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4/" xlink:type="simple">686664</text:a>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://pincode.india-server.com/postoffice/kalloorkkad-686668/" xlink:type="simple">Kalloorkk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68/" xlink:type="simple">686668</text:a>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://pincode.india-server.com/postoffice/kaloor-686668/" xlink:type="simple">Kal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8/" xlink:type="simple">686668</text:a>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://pincode.india-server.com/postoffice/kaloor-682017/" xlink:type="simple">Kal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17/" xlink:type="simple">682017</text:a>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://pincode.india-server.com/postoffice/kanayannoor-non-delivery-682312/" xlink:type="simple">Kanayann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2/" xlink:type="simple">682312</text:a>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://pincode.india-server.com/postoffice/kandanad-682305/" xlink:type="simple">Kandan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5/" xlink:type="simple">682305</text:a>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://pincode.india-server.com/postoffice/kaninad-682310/" xlink:type="simple">Kanin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0/" xlink:type="simple">682310</text:a>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://pincode.india-server.com/postoffice/kanjiramattom-682315/" xlink:type="simple">Kanjiramatto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15/" xlink:type="simple">682315</text:a>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://pincode.india-server.com/postoffice/kanjoor-683575/" xlink:type="simple">Kanj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75/" xlink:type="simple">683575</text:a>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://pincode.india-server.com/postoffice/kannamali-682008/" xlink:type="simple">Kannamali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8/" xlink:type="simple">682008</text:a>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://pincode.india-server.com/postoffice/karamala-686662/" xlink:type="simple">Karamal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://pincode.india-server.com/postoffice/karimpana-686662/" xlink:type="simple">Karimpan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pincode.india-server.com/postoffice/karimugal-682303/" xlink:type="simple">Karimugal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3/" xlink:type="simple">682303</text:a>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://pincode.india-server.com/postoffice/karukadom-686691/" xlink:type="simple">Karukado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://pincode.india-server.com/postoffice/karukappilli-682311/" xlink:type="simple">Karukappill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1/" xlink:type="simple">682311</text:a>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://pincode.india-server.com/postoffice/karukutty-683576/" xlink:type="simple">Karukutt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76/" xlink:type="simple">683576</text:a>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://pincode.india-server.com/postoffice/karumalloor-683511/" xlink:type="simple">Karumall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1/" xlink:type="simple">683511</text:a>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://pincode.india-server.com/postoffice/kavakkad-686668/" xlink:type="simple">Kavakk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8/" xlink:type="simple">686668</text:a>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://pincode.india-server.com/postoffice/keerampara-686681/" xlink:type="simple">Keeramp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://pincode.india-server.com/postoffice/keezhillam-683541/" xlink:type="simple">Keezhil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41/" xlink:type="simple">683541</text:a>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://pincode.india-server.com/postoffice/kidangoor-683572/" xlink:type="simple">Kidang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2/" xlink:type="simple">683572</text:a>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pincode.india-server.com/postoffice/kinginimattom-682311/" xlink:type="simple">Kinginimatto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1/" xlink:type="simple">682311</text:a>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://pincode.india-server.com/postoffice/kizhakkambalam-683562/" xlink:type="simple">Kizhakkamba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62/" xlink:type="simple">683562</text:a>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://pincode.india-server.com/postoffice/kizhakompu-686662/" xlink:type="simple">Kizhakomp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://pincode.india-server.com/postoffice/kizhmuri-686663/" xlink:type="simple">Kizhmur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3/" xlink:type="simple">686663</text:a>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pincode.india-server.com/postoffice/kochi-airport-683111/" xlink:type="simple">Kochi Airport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11/" xlink:type="simple">683111</text:a>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://pincode.india-server.com/postoffice/kochi-682001/" xlink:type="simple">Kochi </text:a></text:p>
          </table:table-cell>
          <table:table-cell office:value-type="string" calcext:value-type="string">
            <text:p>H.O</text:p>
          </table:table-cell>
          <table:table-cell office:value-type="string" calcext:value-type="string">
            <text:p><text:a xlink:href="http://pincode.india-server.com/pincodes/682001/" xlink:type="simple">682001</text:a>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://pincode.india-server.com/postoffice/kochi-m-g-road-682016/" xlink:type="simple">Kochi M.G.Ro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16/" xlink:type="simple">682016</text:a>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://pincode.india-server.com/postoffice/kochi-naval-base-682004/" xlink:type="simple">Kochi Naval Base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4/" xlink:type="simple">682004</text:a>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://pincode.india-server.com/postoffice/kochi-palace-non-delivery-682301/" xlink:type="simple">Kochi Palac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1/" xlink:type="simple">682301</text:a>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://pincode.india-server.com/postoffice/kochi-university-682022/" xlink:type="simple">Kochi Universit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2/" xlink:type="simple">682022</text:a>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://pincode.india-server.com/postoffice/kodanad-683544/" xlink:type="simple">Kodan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4/" xlink:type="simple">683544</text:a>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://pincode.india-server.com/postoffice/kokkappilly-682305/" xlink:type="simple">Kokkappi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5/" xlink:type="simple">682305</text:a>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://pincode.india-server.com/postoffice/kolenchery-682311/" xlink:type="simple">Kolencher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11/" xlink:type="simple">682311</text:a>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://pincode.india-server.com/postoffice/kombanad-683546/" xlink:type="simple">Komban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6/" xlink:type="simple">683546</text:a>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://pincode.india-server.com/postoffice/kongorpilly-683518/" xlink:type="simple">Kongorpi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8/" xlink:type="simple">683518</text:a>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://pincode.india-server.com/postoffice/koonammavu-683518/" xlink:type="simple">Koonammavu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8/" xlink:type="simple">683518</text:a>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://pincode.india-server.com/postoffice/koothattukulam-686662/" xlink:type="simple">Koothattuku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://pincode.india-server.com/postoffice/koovalloor-686671/" xlink:type="simple">Koovall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1/" xlink:type="simple">686671</text:a>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://pincode.india-server.com/postoffice/koovappady-683544/" xlink:type="simple">Koovappad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44/" xlink:type="simple">683544</text:a>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pincode.india-server.com/postoffice/koovappara-686681/" xlink:type="simple">Koovapp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://pincode.india-server.com/postoffice/kothad-682027/" xlink:type="simple">Koth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27/" xlink:type="simple">682027</text:a>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://pincode.india-server.com/postoffice/kothamangalam-bazar-non-delivery-686691/" xlink:type="simple">Kothamangalam Baza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://pincode.india-server.com/postoffice/kothamangalam-college-686666/" xlink:type="simple">Kothamangalam College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66/" xlink:type="simple">686666</text:a>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://pincode.india-server.com/postoffice/kothamangalam-ernakulam-686691/" xlink:type="simple">Kothamanga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://pincode.india-server.com/postoffice/kottappady-686692/" xlink:type="simple">Kottappad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2/" xlink:type="simple">686692</text:a>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://pincode.india-server.com/postoffice/kottuvally-non-delivery-683519/" xlink:type="simple">Kottuva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9/" xlink:type="simple">683519</text:a>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://pincode.india-server.com/postoffice/kozhipilly-686691/" xlink:type="simple">Kozhipi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://pincode.india-server.com/postoffice/kulayettikara-682315/" xlink:type="simple">Kulayettik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5/" xlink:type="simple">682315</text:a>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://pincode.india-server.com/postoffice/kumarapuram-ernakulam-683565/" xlink:type="simple">Kumarapur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65/" xlink:type="simple">683565</text:a>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://pincode.india-server.com/postoffice/kumbalam-682506/" xlink:type="simple">Kumba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506/" xlink:type="simple">682506</text:a>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://pincode.india-server.com/postoffice/kumbalangi-682007/" xlink:type="simple">Kumbalangi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7/" xlink:type="simple">682007</text:a>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://pincode.india-server.com/postoffice/kumbalangi-south-non-delivery-682007/" xlink:type="simple">Kumbalangi Sou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07/" xlink:type="simple">682007</text:a>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://pincode.india-server.com/postoffice/kunjithai-683522/" xlink:type="simple">Kunjitha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22/" xlink:type="simple">683522</text:a>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://pincode.india-server.com/postoffice/kunnackal-682316/" xlink:type="simple">Kunnackal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16/" xlink:type="simple">682316</text:a>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://pincode.india-server.com/postoffice/kunnukara-683578/" xlink:type="simple">Kunnuk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8/" xlink:type="simple">683578</text:a>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://pincode.india-server.com/postoffice/kureekad-682305/" xlink:type="simple">Kureek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5/" xlink:type="simple">682305</text:a>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://pincode.india-server.com/postoffice/kurumassery-683579/" xlink:type="simple">Kurumasser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79/" xlink:type="simple">683579</text:a>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://pincode.india-server.com/postoffice/kuruppampady-683545/" xlink:type="simple">Kuruppampad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45/" xlink:type="simple">683545</text:a>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pincode.india-server.com/postoffice/kusumagiri-682030/" xlink:type="simple">Kusumagir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30/" xlink:type="simple">682030</text:a>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://pincode.india-server.com/postoffice/kuthiathodeekm-683594/" xlink:type="simple">Kuthiathode(EKM)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94/" xlink:type="simple">683594</text:a>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://pincode.india-server.com/postoffice/kuthukuzhy-686691/" xlink:type="simple">Kuthukuzh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://pincode.india-server.com/postoffice/kuttampuzha-686681/" xlink:type="simple">Kuttampuzh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://pincode.india-server.com/postoffice/kuttikkattukara-683501/" xlink:type="simple">Kuttikkattuk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01/" xlink:type="simple">683501</text:a>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://pincode.india-server.com/postoffice/kuzhiyara-682312/" xlink:type="simple">Kuzhiy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2/" xlink:type="simple">682312</text:a>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://pincode.india-server.com/postoffice/madakkathanam-686670/" xlink:type="simple">Madakkathan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0/" xlink:type="simple">686670</text:a>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://pincode.india-server.com/postoffice/malayattoor-683587/" xlink:type="simple">Malayatt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87/" xlink:type="simple">683587</text:a>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://pincode.india-server.com/postoffice/malayidumthuruth-683561/" xlink:type="simple">Malayidumthuru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61/" xlink:type="simple">683561</text:a>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://pincode.india-server.com/postoffice/maliankara-683516/" xlink:type="simple">Maliank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6/" xlink:type="simple">683516</text:a>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://pincode.india-server.com/postoffice/malipara-686681/" xlink:type="simple">Malip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://pincode.india-server.com/postoffice/malipuram-682511/" xlink:type="simple">Malipur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11/" xlink:type="simple">682511</text:a>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://pincode.india-server.com/postoffice/mamala-682305/" xlink:type="simple">Mamal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5/" xlink:type="simple">682305</text:a>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://pincode.india-server.com/postoffice/mamalakandom-686681/" xlink:type="simple">Mamalakando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://pincode.india-server.com/postoffice/mamalassery-686663/" xlink:type="simple">Mamalasser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3/" xlink:type="simple">686663</text:a>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://pincode.india-server.com/postoffice/manary-686673/" xlink:type="simple">Manar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://pincode.india-server.com/postoffice/manickamangalam-683574/" xlink:type="simple">Manickamanga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4/" xlink:type="simple">683574</text:a>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://pincode.india-server.com/postoffice/manidu-686664/" xlink:type="simple">Manid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4/" xlink:type="simple">686664</text:a>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://pincode.india-server.com/postoffice/manikinar-686693/" xlink:type="simple">Manikina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3/" xlink:type="simple">686693</text:a>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://pincode.india-server.com/postoffice/manjapra-683581/" xlink:type="simple">Manjap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81/" xlink:type="simple">683581</text:a>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://pincode.india-server.com/postoffice/manjummel-683501/" xlink:type="simple">Manjummel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01/" xlink:type="simple">683501</text:a>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pincode.india-server.com/postoffice/mannam-paravur-683520/" xlink:type="simple">Mannam Paravu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20/" xlink:type="simple">683520</text:a>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://pincode.india-server.com/postoffice/mannathur-686667/" xlink:type="simple">Mannathu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7/" xlink:type="simple">686667</text:a>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://pincode.india-server.com/postoffice/maradu-682304/" xlink:type="simple">Maradu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4/" xlink:type="simple">682304</text:a>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pincode.india-server.com/postoffice/marady-east-686673/" xlink:type="simple">Marady East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://pincode.india-server.com/postoffice/marampally-683105/" xlink:type="simple">Marampa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105/" xlink:type="simple">683105</text:a>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://pincode.india-server.com/postoffice/marika-686662/" xlink:type="simple">Marik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://pincode.india-server.com/postoffice/marithazham-682315/" xlink:type="simple">Marithazh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5/" xlink:type="simple">682315</text:a>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://pincode.india-server.com/postoffice/matsyapuri-682029/" xlink:type="simple">Matsyapuri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9/" xlink:type="simple">682029</text:a>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://pincode.india-server.com/postoffice/mattancherry-jetty-non-delivery-682002/" xlink:type="simple">Mattancherry Jett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2/" xlink:type="simple">682002</text:a>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://pincode.india-server.com/postoffice/mattancherry-682002/" xlink:type="simple">Mattancherr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2/" xlink:type="simple">682002</text:a>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://pincode.india-server.com/postoffice/mattancherry-town-non-delivery-682002/" xlink:type="simple">Mattancherry Town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2/" xlink:type="simple">682002</text:a>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pincode.india-server.com/postoffice/mattoor-non-delivery-683574/" xlink:type="simple">Matt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4/" xlink:type="simple">683574</text:a>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://pincode.india-server.com/postoffice/mazhuvannoor-686669/" xlink:type="simple">Mazhuvann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9/" xlink:type="simple">686669</text:a>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://pincode.india-server.com/postoffice/mazhuvannoor-south-686669/" xlink:type="simple">Mazhuvannoor Sou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9/" xlink:type="simple">686669</text:a>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://pincode.india-server.com/postoffice/meempara-682308/" xlink:type="simple">Meemp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8/" xlink:type="simple">682308</text:a>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://pincode.india-server.com/postoffice/meenkunnam-686672/" xlink:type="simple">Meenkunn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2/" xlink:type="simple">686672</text:a>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://pincode.india-server.com/postoffice/mekkad-683589/" xlink:type="simple">Mekk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89/" xlink:type="simple">683589</text:a>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://pincode.india-server.com/postoffice/mekkadambu-682316/" xlink:type="simple">Mekkadamb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6/" xlink:type="simple">682316</text:a>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://pincode.india-server.com/postoffice/memadangu-686672/" xlink:type="simple">Memadang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2/" xlink:type="simple">686672</text:a>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://pincode.india-server.com/postoffice/methala-683545/" xlink:type="simple">Methal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5/" xlink:type="simple">683545</text:a>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://pincode.india-server.com/postoffice/mookkannur-683577/" xlink:type="simple">Mookkannu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77/" xlink:type="simple">683577</text:a>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://pincode.india-server.com/postoffice/moothakunnam-683516/" xlink:type="simple">Moothakunn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6/" xlink:type="simple">683516</text:a>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://pincode.india-server.com/postoffice/mudakuzha-683546/" xlink:type="simple">Mudakuzh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6/" xlink:type="simple">683546</text:a>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://pincode.india-server.com/postoffice/mudavoor-686669/" xlink:type="simple">Mudav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69/" xlink:type="simple">686669</text:a>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://pincode.india-server.com/postoffice/mudikkal-683547/" xlink:type="simple">Mudikkal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47/" xlink:type="simple">683547</text:a>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://pincode.india-server.com/postoffice/mulakulam-686664/" xlink:type="simple">Mulaku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4/" xlink:type="simple">686664</text:a>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pincode.india-server.com/postoffice/mulanthuruthy-682314/" xlink:type="simple">Mulanthuruth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14/" xlink:type="simple">682314</text:a>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://pincode.india-server.com/postoffice/mulavoor-686673/" xlink:type="simple">Mulav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://pincode.india-server.com/postoffice/mulavukad-682504/" xlink:type="simple">Mulavuk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04/" xlink:type="simple">682504</text:a>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://pincode.india-server.com/postoffice/mullapuzhachal-686670/" xlink:type="simple">Mullapuzhachal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0/" xlink:type="simple">686670</text:a>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://pincode.india-server.com/postoffice/mundamveli-682507/" xlink:type="simple">Mundamveli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07/" xlink:type="simple">682507</text:a>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://pincode.india-server.com/postoffice/muppathadam-683110/" xlink:type="simple">Muppathad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10/" xlink:type="simple">683110</text:a>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pincode.india-server.com/postoffice/mutholapuram-686665/" xlink:type="simple">Muthola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5/" xlink:type="simple">686665</text:a>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://pincode.india-server.com/postoffice/muvattupuzha-bazar-non-delivery-686673/" xlink:type="simple">Muvattupuzha Baza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://pincode.india-server.com/postoffice/muvattupuzha-686661/" xlink:type="simple">Muvattupuzha </text:a></text:p>
          </table:table-cell>
          <table:table-cell office:value-type="string" calcext:value-type="string">
            <text:p>H.O</text:p>
          </table:table-cell>
          <table:table-cell office:value-type="string" calcext:value-type="string">
            <text:p><text:a xlink:href="http://pincode.india-server.com/pincodes/686661/" xlink:type="simple">686661</text:a>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pincode.india-server.com/postoffice/muvattupuzha-market-686673/" xlink:type="simple">Muvattupuzha Market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://pincode.india-server.com/postoffice/nadakkavu-682307/" xlink:type="simple">Nadakkav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7/" xlink:type="simple">682307</text:a>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://pincode.india-server.com/postoffice/nadukani-686691/" xlink:type="simple">Nadukan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://pincode.india-server.com/postoffice/naduvattam-683574/" xlink:type="simple">Naduvatt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4/" xlink:type="simple">683574</text:a>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://pincode.india-server.com/postoffice/nagapuzha-686668/" xlink:type="simple">Nagapuzh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8/" xlink:type="simple">686668</text:a>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://pincode.india-server.com/postoffice/nanthiattukunnam-non-delivery-683513/" xlink:type="simple">Nanthiattukunn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3/" xlink:type="simple">683513</text:a>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://pincode.india-server.com/postoffice/narakkal-682505/" xlink:type="simple">Narakkal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05/" xlink:type="simple">682505</text:a>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pincode.india-server.com/postoffice/naval-armament-depot-aluva-683563/" xlink:type="simple">Naval Armament Depot - Aluv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63/" xlink:type="simple">683563</text:a>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://pincode.india-server.com/postoffice/nayarambalam-682509/" xlink:type="simple">Nayaramba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09/" xlink:type="simple">682509</text:a>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://pincode.india-server.com/postoffice/nayathode-683572/" xlink:type="simple">Nayathod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2/" xlink:type="simple">683572</text:a>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://pincode.india-server.com/postoffice/nazreth-non-delivery-682507/" xlink:type="simple">Nazre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507/" xlink:type="simple">682507</text:a>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://pincode.india-server.com/postoffice/nechoor-686664/" xlink:type="simple">Nech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4/" xlink:type="simple">686664</text:a>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://pincode.india-server.com/postoffice/nedumbassery-683585/" xlink:type="simple">Nedumbasser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85/" xlink:type="simple">683585</text:a>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://pincode.india-server.com/postoffice/nedungad-non-delivery-682509/" xlink:type="simple">Nedung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509/" xlink:type="simple">682509</text:a>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://pincode.india-server.com/postoffice/nedungapra-683545/" xlink:type="simple">Nedungap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5/" xlink:type="simple">683545</text:a>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://pincode.india-server.com/postoffice/neeleeswaram-683574/" xlink:type="simple">Neeleeswa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4/" xlink:type="simple">683574</text:a>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pincode.india-server.com/postoffice/neendapara-686693/" xlink:type="simple">Neendap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3/" xlink:type="simple">686693</text:a>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pincode.india-server.com/postoffice/neericode-683511/" xlink:type="simple">Neericod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1/" xlink:type="simple">683511</text:a>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://pincode.india-server.com/postoffice/nellad-686669/" xlink:type="simple">Nell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9/" xlink:type="simple">686669</text:a>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://pincode.india-server.com/postoffice/nellikuzhy-686691/" xlink:type="simple">Nellikuzh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://pincode.india-server.com/postoffice/nellimattam-686693/" xlink:type="simple">Nellimatt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93/" xlink:type="simple">686693</text:a>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://pincode.india-server.com/postoffice/neriamangalam-686693/" xlink:type="simple">Neriamanga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3/" xlink:type="simple">686693</text:a>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://pincode.india-server.com/postoffice/nettoor-682040/" xlink:type="simple">Nett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40/" xlink:type="simple">682040</text:a>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://pincode.india-server.com/postoffice/nirmala-non-delivery-686673/" xlink:type="simple">Nirmal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://pincode.india-server.com/postoffice/njayapalli-686681/" xlink:type="simple">Njayapall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://pincode.india-server.com/postoffice/north-end-682009/" xlink:type="simple">North En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9/" xlink:type="simple">682009</text:a>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://pincode.india-server.com/postoffice/north-piramadom-686667/" xlink:type="simple">North Piramado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7/" xlink:type="simple">686667</text:a>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://pincode.india-server.com/postoffice/ochanthuruth-682508/" xlink:type="simple">Ochanthuruth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08/" xlink:type="simple">682508</text:a>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://pincode.india-server.com/postoffice/okkal-683550/" xlink:type="simple">Okkal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50/" xlink:type="simple">683550</text:a>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pincode.india-server.com/postoffice/oliyapuram-686662/" xlink:type="simple">Oliya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://pincode.india-server.com/postoffice/onakkoor-686667/" xlink:type="simple">Onakk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7/" xlink:type="simple">686667</text:a>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://pincode.india-server.com/postoffice/oonnukal-686693/" xlink:type="simple">Oonnukal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3/" xlink:type="simple">686693</text:a>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://pincode.india-server.com/postoffice/ooramana-686663/" xlink:type="simple">Ooraman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3/" xlink:type="simple">686663</text:a>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://pincode.india-server.com/postoffice/pachalam-682012/" xlink:type="simple">Pacha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12/" xlink:type="simple">682012</text:a>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://pincode.india-server.com/postoffice/paduvapuram-683576/" xlink:type="simple">Paduva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6/" xlink:type="simple">683576</text:a>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://pincode.india-server.com/postoffice/paingarapilly-682314/" xlink:type="simple">Paingarapi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4/" xlink:type="simple">682314</text:a>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pincode.india-server.com/postoffice/paingattoor-686671/" xlink:type="simple">Paingatt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1/" xlink:type="simple">686671</text:a>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://pincode.india-server.com/postoffice/palakuzha-686662/" xlink:type="simple">Palakuzh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://pincode.india-server.com/postoffice/palarivattom-682025/" xlink:type="simple">Palarivatto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5/" xlink:type="simple">682025</text:a>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://pincode.india-server.com/postoffice/pallarimangalam-686671/" xlink:type="simple">Pallarimanga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1/" xlink:type="simple">686671</text:a>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pincode.india-server.com/postoffice/palliport-683515/" xlink:type="simple">Palliport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5/" xlink:type="simple">683515</text:a>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://pincode.india-server.com/postoffice/palluruthy-682006/" xlink:type="simple">Palluruth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6/" xlink:type="simple">682006</text:a>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://pincode.india-server.com/postoffice/palluruthy-south-non-delivery-682006/" xlink:type="simple">Palluruthy Sou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06/" xlink:type="simple">682006</text:a>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://pincode.india-server.com/postoffice/pampakuda-686667/" xlink:type="simple">Pampakud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67/" xlink:type="simple">686667</text:a>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://pincode.india-server.com/postoffice/panaikulam-683511/" xlink:type="simple">Panaiku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1/" xlink:type="simple">683511</text:a>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://pincode.india-server.com/postoffice/panampilly-nagar-682036/" xlink:type="simple">Panampilly Naga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6/" xlink:type="simple">682036</text:a>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://pincode.india-server.com/postoffice/panangad-ernakulam-682506/" xlink:type="simple">Panang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506/" xlink:type="simple">682506</text:a>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://pincode.india-server.com/postoffice/panayappilly-non-delivery-682002/" xlink:type="simple">Panayappill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2/" xlink:type="simple">682002</text:a>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pincode.india-server.com/postoffice/pancode-682310/" xlink:type="simple">Pancod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0/" xlink:type="simple">682310</text:a>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://pincode.india-server.com/postoffice/pandappily-686672/" xlink:type="simple">Pandappi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2/" xlink:type="simple">686672</text:a>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://pincode.india-server.com/postoffice/paniely-683546/" xlink:type="simple">Panie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6/" xlink:type="simple">683546</text:a>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://pincode.india-server.com/postoffice/panipra-686692/" xlink:type="simple">Panip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2/" xlink:type="simple">686692</text:a>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://pincode.india-server.com/postoffice/parakkadavu-683579/" xlink:type="simple">Parakkadav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9/" xlink:type="simple">683579</text:a>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://pincode.india-server.com/postoffice/parappuram-683575/" xlink:type="simple">Parap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5/" xlink:type="simple">683575</text:a>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://pincode.india-server.com/postoffice/paravur-market-non-delivery-683513/" xlink:type="simple">Paravur Market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3/" xlink:type="simple">683513</text:a>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://pincode.india-server.com/postoffice/paravur-ernakulam-683513/" xlink:type="simple">Paravu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3/" xlink:type="simple">683513</text:a>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pincode.india-server.com/postoffice/paravur-town-non-delivery-683513/" xlink:type="simple">Paravur Town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3/" xlink:type="simple">683513</text:a>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pincode.india-server.com/postoffice/pareekanni-686693/" xlink:type="simple">Pareekann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3/" xlink:type="simple">686693</text:a>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://pincode.india-server.com/postoffice/pattimattam-683562/" xlink:type="simple">Pattimatt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62/" xlink:type="simple">683562</text:a>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://pincode.india-server.com/postoffice/pazhamthottam-683565/" xlink:type="simple">Pazhamthott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65/" xlink:type="simple">683565</text:a>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://pincode.india-server.com/postoffice/pazhoor-686664/" xlink:type="simple">Pazh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4/" xlink:type="simple">686664</text:a>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://pincode.india-server.com/postoffice/periapuram-686667/" xlink:type="simple">Peria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7/" xlink:type="simple">686667</text:a>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://pincode.india-server.com/postoffice/peringala-683565/" xlink:type="simple">Peringal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65/" xlink:type="simple">683565</text:a>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://pincode.india-server.com/postoffice/perumannoorkgm-686693/" xlink:type="simple">Perumannoor(KGM)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3/" xlink:type="simple">686693</text:a>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://pincode.india-server.com/postoffice/perumanur-682015/" xlink:type="simple">Perumanu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15/" xlink:type="simple">682015</text:a>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://pincode.india-server.com/postoffice/perumbadavam-686665/" xlink:type="simple">Perumbadav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5/" xlink:type="simple">686665</text:a>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://pincode.india-server.com/postoffice/perumballoor-686673/" xlink:type="simple">Perumball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://pincode.india-server.com/postoffice/perumbavoor-683542/" xlink:type="simple">Perumbavoor </text:a></text:p>
          </table:table-cell>
          <table:table-cell office:value-type="string" calcext:value-type="string">
            <text:p>H.O</text:p>
          </table:table-cell>
          <table:table-cell office:value-type="string" calcext:value-type="string">
            <text:p><text:a xlink:href="http://pincode.india-server.com/pincodes/683542/" xlink:type="simple">683542</text:a>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://pincode.india-server.com/postoffice/perumbavoor-south-non-delivery-683542/" xlink:type="simple">Perumbavoor South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42/" xlink:type="simple">683542</text:a>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://pincode.india-server.com/postoffice/perumpilly-682314/" xlink:type="simple">Perumpi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4/" xlink:type="simple">682314</text:a>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://pincode.india-server.com/postoffice/pezhakkappilly-686673/" xlink:type="simple">Pezhakkappi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://pincode.india-server.com/postoffice/pindimana-686692/" xlink:type="simple">Pindiman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2/" xlink:type="simple">686692</text:a>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://pincode.india-server.com/postoffice/piraroor-683574/" xlink:type="simple">Pirar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4/" xlink:type="simple">683574</text:a>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://pincode.india-server.com/postoffice/piravom-686664/" xlink:type="simple">Piravo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64/" xlink:type="simple">686664</text:a>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://pincode.india-server.com/postoffice/pizhala-682027/" xlink:type="simple">Pizhal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27/" xlink:type="simple">682027</text:a>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://pincode.india-server.com/postoffice/plamudi-686692/" xlink:type="simple">Plamud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2/" xlink:type="simple">686692</text:a>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pincode.india-server.com/postoffice/ponjassery-683547/" xlink:type="simple">Ponjasser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7/" xlink:type="simple">683547</text:a>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://pincode.india-server.com/postoffice/poonithura-682038/" xlink:type="simple">Poonithu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8/" xlink:type="simple">682038</text:a>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pincode.india-server.com/postoffice/poothotta-682307/" xlink:type="simple">Poothott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7/" xlink:type="simple">682307</text:a>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://pincode.india-server.com/postoffice/poothrikka-682308/" xlink:type="simple">Poothrikk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8/" xlink:type="simple">682308</text:a>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://pincode.india-server.com/postoffice/pooyamkutty-686681/" xlink:type="simple">Pooyamkutt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://pincode.india-server.com/postoffice/pothanicaud-686671/" xlink:type="simple">Pothanicau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71/" xlink:type="simple">686671</text:a>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://pincode.india-server.com/postoffice/pulickamaly-682314/" xlink:type="simple">Pulickama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4/" xlink:type="simple">682314</text:a>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://pincode.india-server.com/postoffice/pulinthanam-686671/" xlink:type="simple">Pulinthan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1/" xlink:type="simple">686671</text:a>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pincode.india-server.com/postoffice/puliyanam-683572/" xlink:type="simple">Puliyan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2/" xlink:type="simple">683572</text:a>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://pincode.india-server.com/postoffice/pulluvazhi-683541/" xlink:type="simple">Pulluvazh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1/" xlink:type="simple">683541</text:a>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://pincode.india-server.com/postoffice/puthencruz-682308/" xlink:type="simple">Puthencruz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8/" xlink:type="simple">682308</text:a>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://pincode.india-server.com/postoffice/puthenvelikkara-683594/" xlink:type="simple">Puthenvelikk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94/" xlink:type="simple">683594</text:a>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pincode.india-server.com/postoffice/puthupadi-686673/" xlink:type="simple">Puthupad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://pincode.india-server.com/postoffice/puthuvype-682508/" xlink:type="simple">Puthuvyp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508/" xlink:type="simple">682508</text:a>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://pincode.india-server.com/postoffice/rajagiri-683104/" xlink:type="simple">Rajagir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104/" xlink:type="simple">683104</text:a>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://pincode.india-server.com/postoffice/rajagiri-valley-682039/" xlink:type="simple">Rajagiri Valle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9/" xlink:type="simple">682039</text:a>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://pincode.india-server.com/postoffice/ramamangalam-686663/" xlink:type="simple">Ramamanga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63/" xlink:type="simple">686663</text:a>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://pincode.india-server.com/postoffice/randar-686673/" xlink:type="simple">Randa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://pincode.india-server.com/postoffice/rayamangalam-683545/" xlink:type="simple">Rayamanga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5/" xlink:type="simple">683545</text:a>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://pincode.india-server.com/postoffice/rayonpuram-683543/" xlink:type="simple">Rayonpur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43/" xlink:type="simple">683543</text:a>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://pincode.india-server.com/postoffice/s-aduvassery-683578/" xlink:type="simple">S.Aduvasser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8/" xlink:type="simple">683578</text:a>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://pincode.india-server.com/postoffice/s-chellanam-682008/" xlink:type="simple">S.Chellan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08/" xlink:type="simple">682008</text:a>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://pincode.india-server.com/postoffice/shanmugham-road-682031/" xlink:type="simple">Shanmugham Roa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1/" xlink:type="simple">682031</text:a>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://pincode.india-server.com/postoffice/south-paravoor-682307/" xlink:type="simple">South Parav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7/" xlink:type="simple">682307</text:a>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://pincode.india-server.com/postoffice/south-vazhakulam-683105/" xlink:type="simple">South Vazhaku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105/" xlink:type="simple">683105</text:a>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://pincode.india-server.com/postoffice/sreemoolanagaram-683580/" xlink:type="simple">Sreemoolanagar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80/" xlink:type="simple">683580</text:a>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://pincode.india-server.com/postoffice/thabore-683577/" xlink:type="simple">Thabor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7/" xlink:type="simple">683577</text:a>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pincode.india-server.com/postoffice/thaikkattukara-683106/" xlink:type="simple">Thaikkattuk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06/" xlink:type="simple">683106</text:a>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://pincode.india-server.com/postoffice/thalacode-682314/" xlink:type="simple">Thalacod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4/" xlink:type="simple">682314</text:a>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://pincode.india-server.com/postoffice/thalakode-686693/" xlink:type="simple">Thalakod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3/" xlink:type="simple">686693</text:a>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pincode.india-server.com/postoffice/thammanam-682032/" xlink:type="simple">Thamman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32/" xlink:type="simple">682032</text:a>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://pincode.india-server.com/postoffice/thathappilly-683520/" xlink:type="simple">Thathappi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20/" xlink:type="simple">683520</text:a>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://pincode.india-server.com/postoffice/thattekkad-686681/" xlink:type="simple">Thattekk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://pincode.india-server.com/postoffice/thazhvankunnam-686668/" xlink:type="simple">Thazhvankunn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8/" xlink:type="simple">686668</text:a>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://pincode.india-server.com/postoffice/thekkenmarady-686673/" xlink:type="simple">Thekkenmarad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://pincode.india-server.com/postoffice/thekkumbhagom-non-delivery-682301/" xlink:type="simple">Thekkumbhago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1/" xlink:type="simple">682301</text:a>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://pincode.india-server.com/postoffice/thengod-682030/" xlink:type="simple">Thengo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30/" xlink:type="simple">682030</text:a>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://pincode.india-server.com/postoffice/thevara-682013/" xlink:type="simple">Thev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13/" xlink:type="simple">682013</text:a>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://pincode.india-server.com/postoffice/thirumarady-686662/" xlink:type="simple">Thirumarad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62/" xlink:type="simple">686662</text:a>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://pincode.india-server.com/postoffice/thirumarayoor-682313/" xlink:type="simple">Thirumaray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3/" xlink:type="simple">682313</text:a>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://pincode.india-server.com/postoffice/thiruvamkulam-682305/" xlink:type="simple">Thiruvamku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5/" xlink:type="simple">682305</text:a>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://pincode.india-server.com/postoffice/thiruvaniyoor-682308/" xlink:type="simple">Thiruvaniy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8/" xlink:type="simple">682308</text:a>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://pincode.india-server.com/postoffice/thoppumpady-682005/" xlink:type="simple">Thoppumpady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5/" xlink:type="simple">682005</text:a>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://pincode.india-server.com/postoffice/thottakkattukara-683108/" xlink:type="simple">Thottakkattuk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08/" xlink:type="simple">683108</text:a>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://pincode.india-server.com/postoffice/thottumughom-683105/" xlink:type="simple">Thottumugho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05/" xlink:type="simple">683105</text:a>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://pincode.india-server.com/postoffice/thrikkakara-682021/" xlink:type="simple">Thrikkak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1/" xlink:type="simple">682021</text:a>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://pincode.india-server.com/postoffice/thrikkalathoor-683541/" xlink:type="simple">Thrikkalath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1/" xlink:type="simple">683541</text:a>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://pincode.india-server.com/postoffice/thrikkariyoor-686692/" xlink:type="simple">Thrikkariy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92/" xlink:type="simple">686692</text:a>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://pincode.india-server.com/postoffice/thuravoor-683572/" xlink:type="simple">Thurav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2/" xlink:type="simple">683572</text:a>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://pincode.india-server.com/postoffice/thuravumkara-683575/" xlink:type="simple">Thuravumk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5/" xlink:type="simple">683575</text:a>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://pincode.india-server.com/postoffice/thuruthippuram-680667/" xlink:type="simple">Thuruthip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0667/" xlink:type="simple">680667</text:a>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://pincode.india-server.com/postoffice/thuruthy-683545/" xlink:type="simple">Thuruth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5/" xlink:type="simple">683545</text:a>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://pincode.india-server.com/postoffice/tripunithura-fort-non-delivery-682301/" xlink:type="simple">Tripunithura Fort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1/" xlink:type="simple">682301</text:a>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://pincode.india-server.com/postoffice/tripunithura-682301/" xlink:type="simple">Tripunithu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1/" xlink:type="simple">682301</text:a>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://pincode.india-server.com/postoffice/udayamperoor-682307/" xlink:type="simple">Udayamper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07/" xlink:type="simple">682307</text:a>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://pincode.india-server.com/postoffice/udyogamandal-683501/" xlink:type="simple">Udyogamandal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01/" xlink:type="simple">683501</text:a>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://pincode.india-server.com/postoffice/uliyannoor-683108/" xlink:type="simple">Uliyann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108/" xlink:type="simple">683108</text:a>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://pincode.india-server.com/postoffice/union-christian-college-683102/" xlink:type="simple">Union Christian College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102/" xlink:type="simple">683102</text:a>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://pincode.india-server.com/postoffice/urulanthanni-686681/" xlink:type="simple">Urulanthann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://pincode.india-server.com/postoffice/vadacode-682021/" xlink:type="simple">Vadacode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21/" xlink:type="simple">682021</text:a>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://pincode.india-server.com/postoffice/vadacode-kailas-colony-682021/" xlink:type="simple">Vadacode Kailas Colon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021/" xlink:type="simple">682021</text:a>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://pincode.india-server.com/postoffice/vadakkekara-683522/" xlink:type="simple">Vadakkek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22/" xlink:type="simple">683522</text:a>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://pincode.india-server.com/postoffice/vadakkumpuram-683521/" xlink:type="simple">Vadakkumpur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21/" xlink:type="simple">683521</text:a>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://pincode.india-server.com/postoffice/vadakode-vazhakulam-686670/" xlink:type="simple">Vadakode-vazhakul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0/" xlink:type="simple">686670</text:a>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://pincode.india-server.com/postoffice/vadattupara-686681/" xlink:type="simple">Vadattup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://pincode.india-server.com/postoffice/vadavucode-682310/" xlink:type="simple">Vadavucode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310/" xlink:type="simple">682310</text:a>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://pincode.india-server.com/postoffice/vadayampadi-682308/" xlink:type="simple">Vadayampad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8/" xlink:type="simple">682308</text:a>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://pincode.india-server.com/postoffice/vaduthala-682023/" xlink:type="simple">Vaduthal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3/" xlink:type="simple">682023</text:a>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://pincode.india-server.com/postoffice/vaikkara-683549/" xlink:type="simple">Vaikk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49/" xlink:type="simple">683549</text:a>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://pincode.india-server.com/postoffice/valayanchirangara-683556/" xlink:type="simple">Valayanchirangar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56/" xlink:type="simple">683556</text:a>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://pincode.india-server.com/postoffice/vallarpadam-682504/" xlink:type="simple">Vallarpad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504/" xlink:type="simple">682504</text:a>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://pincode.india-server.com/postoffice/vappalassery-683572/" xlink:type="simple">Vappalasser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2/" xlink:type="simple">683572</text:a>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://pincode.india-server.com/postoffice/varapetty-686691/" xlink:type="simple">Varapett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91/" xlink:type="simple">686691</text:a>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://pincode.india-server.com/postoffice/varapuzha-landing-683517/" xlink:type="simple">Varapuzha Landing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7/" xlink:type="simple">683517</text:a>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://pincode.india-server.com/postoffice/varapuzha-683517/" xlink:type="simple">Varapuzh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17/" xlink:type="simple">683517</text:a>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://pincode.india-server.com/postoffice/varikoli-682308/" xlink:type="simple">Varikoli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08/" xlink:type="simple">682308</text:a>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://pincode.india-server.com/postoffice/vattaparambu-683579/" xlink:type="simple">Vattaparamb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9/" xlink:type="simple">683579</text:a>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://pincode.india-server.com/postoffice/vazhakulam-686670/" xlink:type="simple">Vazhakulam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6670/" xlink:type="simple">686670</text:a>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://pincode.india-server.com/postoffice/vazhappilly-east-686673/" xlink:type="simple">Vazhappilly East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73/" xlink:type="simple">686673</text:a>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://pincode.india-server.com/postoffice/veliyanad-682313/" xlink:type="simple">Veliyan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3/" xlink:type="simple">682313</text:a>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://pincode.india-server.com/postoffice/vellarappilly-south-683580/" xlink:type="simple">Vellarappilly South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80/" xlink:type="simple">683580</text:a>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://pincode.india-server.com/postoffice/vempilly-683565/" xlink:type="simple">Vempilly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65/" xlink:type="simple">683565</text:a>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://pincode.india-server.com/postoffice/vengola-683556/" xlink:type="simple">Vengol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56/" xlink:type="simple">683556</text:a>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://pincode.india-server.com/postoffice/vengola-west-683556/" xlink:type="simple">Vengola West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56/" xlink:type="simple">683556</text:a>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pincode.india-server.com/postoffice/vengoor-683546/" xlink:type="simple">Vengoor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3546/" xlink:type="simple">683546</text:a>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://pincode.india-server.com/postoffice/vennala-682028/" xlink:type="simple">Vennal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28/" xlink:type="simple">682028</text:a>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://pincode.india-server.com/postoffice/vettampara-686681/" xlink:type="simple">Vettampara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6681/" xlink:type="simple">686681</text:a>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a xlink:href="http://pincode.india-server.com/postoffice/vettickal-682314/" xlink:type="simple">Vettickal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2314/" xlink:type="simple">682314</text:a>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pincode.india-server.com/postoffice/vilangu-683561/" xlink:type="simple">Vilangu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61/" xlink:type="simple">683561</text:a>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://pincode.india-server.com/postoffice/vyttila-682019/" xlink:type="simple">Vyttila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19/" xlink:type="simple">682019</text:a>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://pincode.india-server.com/postoffice/west-kadungalloor-683110/" xlink:type="simple">West Kadungalloor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110/" xlink:type="simple">683110</text:a>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a xlink:href="http://pincode.india-server.com/postoffice/west-veliyathunad-683511/" xlink:type="simple">West Veliyathunad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11/" xlink:type="simple">683511</text:a>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://pincode.india-server.com/postoffice/willingdon-island-682003/" xlink:type="simple">Willingdon Island </text:a></text:p>
          </table:table-cell>
          <table:table-cell office:value-type="string" calcext:value-type="string">
            <text:p>S.O</text:p>
          </table:table-cell>
          <table:table-cell office:value-type="string" calcext:value-type="string">
            <text:p><text:a xlink:href="http://pincode.india-server.com/pincodes/682003/" xlink:type="simple">682003</text:a>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://pincode.india-server.com/postoffice/yordhanapuram-683574/" xlink:type="simple">Yordhanapuram </text:a></text:p>
          </table:table-cell>
          <table:table-cell office:value-type="string" calcext:value-type="string">
            <text:p>B.O</text:p>
          </table:table-cell>
          <table:table-cell office:value-type="string" calcext:value-type="string">
            <text:p><text:a xlink:href="http://pincode.india-server.com/pincodes/683574/" xlink:type="simple">683574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2:15:33.339486281</meta:creation-date>
    <dc:date>2021-06-23T22:15:50.547624057</dc:date>
    <meta:editing-duration>PT17S</meta:editing-duration>
    <meta:editing-cycles>1</meta:editing-cycles>
    <meta:document-statistic meta:table-count="1" meta:cell-count="1576" meta:object-count="0"/>
    <meta:generator>LibreOffice/6.4.7.2$Linux_X86_64 LibreOffice_project/40$Build-2</meta:generator>
  </office:meta>
</office:document-meta>
</file>